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% Anwendung: Wassertöpfe, Seite 1/1</text:p>
      <text:p text:style-name="Preformatted_20_Text"/>
      <text:p text:style-name="Preformatted_20_Text">% Die Schnittstelle umfasst</text:p>
      <text:p text:style-name="Preformatted_20_Text">% <text:s text:c="2"/>start_description <text:s text:c="2"/>;Beschreibung des Startzustands</text:p>
      <text:p text:style-name="Preformatted_20_Text">% <text:s text:c="2"/>start_node <text:s text:c="9"/>;Test, ob es sich um einen Startknoten handelt</text:p>
      <text:p text:style-name="Preformatted_20_Text">% <text:s text:c="2"/>goal_node <text:s text:c="10"/>;Test, ob es sich um einen Zielknoten handelt</text:p>
      <text:p text:style-name="Preformatted_20_Text">% <text:s text:c="2"/>state_member <text:s text:c="7"/>;Test, ob eine Zustandsbeschreibung in einer Liste</text:p>
      <text:p text:style-name="Preformatted_20_Text">% <text:s text:c="23"/>von Zustandsbeschreibungen enthalten ist</text:p>
      <text:p text:style-name="Preformatted_20_Text">% <text:s text:c="2"/>expand <text:s text:c="13"/>;Berechnung der Kind-Zustandsbeschreibungen</text:p>
      <text:p text:style-name="Preformatted_20_Text">% <text:s text:c="2"/>eval-path <text:s text:c="10"/>;Bewertung eines Pfades</text:p>
      <text:p text:style-name="Preformatted_20_Text"/>
      <text:p text:style-name="Preformatted_20_Text"/>
      <text:p text:style-name="Preformatted_20_Text">% Beide Töpfe sind leer.</text:p>
      <text:p text:style-name="Preformatted_20_Text">%</text:p>
      <text:p text:style-name="Preformatted_20_Text">start_description((0,0)).</text:p>
      <text:p text:style-name="Preformatted_20_Text"/>
      <text:p text:style-name="Preformatted_20_Text"/>
      <text:p text:style-name="Preformatted_20_Text">% Test, ob es sich um einen korrekten Startknoten handelt.</text:p>
      <text:p text:style-name="Preformatted_20_Text">% Trivial geloest: Es wird nur geprueft, ob die Aktion, die</text:p>
      <text:p text:style-name="Preformatted_20_Text">% zu diesem Knoten gefuehrt hat, "start" heisst.</text:p>
      <text:p text:style-name="Preformatted_20_Text">%</text:p>
      <text:p text:style-name="Preformatted_20_Text">start_node((start,_,_)).</text:p>
      <text:p text:style-name="Preformatted_20_Text"/>
      <text:p text:style-name="Preformatted_20_Text"/>
      <text:p text:style-name="Preformatted_20_Text">% Wenn der erste Topf 2 Liter enthält, ist das Ziel erreicht.</text:p>
      <text:p text:style-name="Preformatted_20_Text">goal_node((_,(2,_),_)).</text:p>
      <text:p text:style-name="Preformatted_20_Text"/>
      <text:p text:style-name="Preformatted_20_Text">% <text:s/>Wenn der zweite Topf 2 Liter enthält, ist das Ziel auch erreicht</text:p>
      <text:p text:style-name="Preformatted_20_Text">goal_node((_,(_,2),_)).</text:p>
      <text:p text:style-name="Preformatted_20_Text"/>
      <text:p text:style-name="Preformatted_20_Text">% state_member muss anwendungsspezifisch definiert werden, weil</text:p>
      <text:p text:style-name="Preformatted_20_Text">% die Zustandsbeschreibung beliebig komplex sein darf. Hier ist die </text:p>
      <text:p text:style-name="Preformatted_20_Text">% Zustandsbeschreibung aber so einfach, dass der Standard member reicht.</text:p>
      <text:p text:style-name="Preformatted_20_Text">%</text:p>
      <text:p text:style-name="Preformatted_20_Text">state_member(State,StateList):-</text:p>
      <text:p text:style-name="Preformatted_20_Text"><text:s text:c="2"/>member(State,StateList).</text:p>
      <text:p text:style-name="Preformatted_20_Text"/>
      <text:p text:style-name="Preformatted_20_Text">% Es gibt sechs mögliche Aktionen, die zu Kindknoten führen. Jede Aktion x<text:line-break/>% führt zu einer neuen Befüllung der Töpfe (Lx,Sx)</text:p>
      <text:p text:style-name="Preformatted_20_Text">%</text:p>
      <text:p text:style-name="Preformatted_20_Text">expand((_,(L,S),_),Children):-</text:p>
      <text:p text:style-name="Preformatted_20_Text"><text:s text:c="2"/>fill_large((L,S),(L1,S1)),</text:p>
      <text:p text:style-name="Preformatted_20_Text"><text:s text:c="2"/>fill_small((L,S),(L2,S2)),</text:p>
      <text:p text:style-name="Preformatted_20_Text"><text:s text:c="2"/>empty_large((L,S),(L3,S3)),</text:p>
      <text:p text:style-name="Preformatted_20_Text"><text:s text:c="2"/>empty_small((L,S),(L4,S4)),</text:p>
      <text:p text:style-name="Preformatted_20_Text"><text:s text:c="2"/>small_into_large((L,S),(L5,S5)),</text:p>
      <text:p text:style-name="Preformatted_20_Text"><text:s text:c="2"/>large_into_small((L,S),(L6,S6)),</text:p>
      <text:p text:style-name="Preformatted_20_Text"><text:s text:c="2"/>Children = [(fill_large,(L1,S1),0),</text:p>
      <text:p text:style-name="Preformatted_20_Text"><text:tab/> <text:s text:c="5"/>(fill_small,(L2,S2),0),</text:p>
      <text:p text:style-name="Preformatted_20_Text"><text:tab/> <text:s text:c="5"/>(empty_large,(L3,S3),0),</text:p>
      <text:p text:style-name="Preformatted_20_Text"><text:tab/> <text:s text:c="5"/>(empty_small,(L4,S4),0),</text:p>
      <text:p text:style-name="Preformatted_20_Text"><text:tab/> <text:s text:c="5"/>(small_into_large,(L5,S5),0),</text:p>
      <text:p text:style-name="Preformatted_20_Text"><text:tab/> <text:s text:c="5"/>(large_into_small,(L6,S6),0)].</text:p>
      <text:p text:style-name="Preformatted_20_Text"/>
      <text:p text:style-name="Preformatted_20_Text">fill_large((_,Small),(4,Small)).</text:p>
      <text:p text:style-name="Preformatted_20_Text"/>
      <text:p text:style-name="Preformatted_20_Text">fill_small((Large,_),(Large,3)).</text:p>
      <text:p text:style-name="Preformatted_20_Text"/>
      <text:p text:style-name="Preformatted_20_Text">empty_large((_,Small),(0,Small)).</text:p>
      <text:p text:style-name="Preformatted_20_Text"/>
      <text:p text:style-name="Preformatted_20_Text">empty_small((Large,_),(Large,0)).</text:p>
      <text:p text:style-name="Preformatted_20_Text"/>
      <text:p text:style-name="Preformatted_20_Text">small_into_large((Large,Small),(LargeNew,SmallNew)):-</text:p>
      <text:p text:style-name="Preformatted_20_Text"><text:s text:c="2"/>LargeNew is min(Large+Small,4),</text:p>
      <text:p text:style-name="Preformatted_20_Text"><text:s text:c="2"/>SmallNew is Small-min(4-Large,Small).</text:p>
      <text:p text:style-name="Preformatted_20_Text"/>
      <text:p text:style-name="Preformatted_20_Text">large_into_small((Large,Small),(LargeNew,SmallNew)):-</text:p>
      <text:p text:style-name="Preformatted_20_Text"><text:s text:c="2"/>SmallNew is min(Large+Small,3),</text:p>
      <text:p text:style-name="Preformatted_20_Text"><text:s text:c="2"/>LargeNew is Large-min(3-Small,Large).</text:p>
      <text:p text:style-name="Preformatted_20_Text"/>
      <text:p text:style-name="Preformatted_20_Text"/>
      <text:p text:style-name="Preformatted_20_Text">% Für diese Anwendung ist keine informierte Suche vorgesehen.</text:p>
      <text:p text:style-name="Preformatted_20_Text">% Deshalb wird in jedem Fall der Wert 0 eingetragen.</text:p>
      <text:p text:style-name="Preformatted_20_Text">%</text:p>
      <text:p text:style-name="Preformatted_20_Text">eval_path([(_,_,0)|_]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Console" svg:font-family="'Lucida Console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de" style:country-asian="DE" style:font-name-complex="Mangal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ucida Console" fo:font-size="10pt" style:font-name-asian="Lucida Console" style:font-size-asian="10pt" style:font-name-complex="Lucida Conso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6T16:48:20.43</dc:date>
    <dc:creator>Michael Neitzke</dc:creator>
    <meta:generator>OpenOffice.org/3.2$Win32 OpenOffice.org_project/320m18$Build-9502</meta:generator>
    <meta:editing-duration>PT00H13M20S</meta:editing-duration>
    <meta:editing-cycles>3</meta:editing-cycles>
    <meta:document-statistic meta:table-count="0" meta:image-count="0" meta:object-count="0" meta:page-count="1" meta:paragraph-count="56" meta:word-count="230" meta:character-count="2241"/>
  </office:meta>
</office:document-meta>
</file>